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3c9" officeooo:paragraph-rsid="00156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s Video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20:32:57.180944179</meta:creation-date>
    <dc:date>2021-04-17T20:34:07.887530546</dc:date>
    <meta:editing-duration>PT1M11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4.2$Linux_X86_64 LibreOffice_project/40$Build-2</meta:generator>
  </office:meta>
</office:document-meta>
</file>